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styles.xml" manifest:media-type="text/xml"/>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Thumbnails/thumbnail.png" manifest:media-type="image/png"/>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Noto Sans" officeooo:rsid="000b9f5d" officeooo:paragraph-rsid="000b9f5d"/>
    </style:style>
    <style:style style:name="P2" style:family="paragraph" style:parent-style-name="Title">
      <style:text-properties officeooo:rsid="000b9f5d" officeooo:paragraph-rsid="000b9f5d"/>
    </style:style>
    <style:style style:name="P3" style:family="paragraph" style:parent-style-name="Subtitle">
      <style:paragraph-properties fo:text-align="left" style:justify-single-word="false"/>
    </style:style>
    <style:style style:name="P4" style:family="paragraph" style:parent-style-name="Text_20_body">
      <style:text-properties officeooo:rsid="000b9f5d" officeooo:paragraph-rsid="000b9f5d"/>
    </style:style>
    <style:style style:name="P5" style:family="paragraph" style:parent-style-name="Subtitle">
      <style:paragraph-properties fo:text-align="right" style:justify-single-word="false"/>
      <style:text-properties officeooo:rsid="000b9f5d" officeooo:paragraph-rsid="000b9f5d"/>
    </style:style>
    <style:style style:name="P6" style:family="paragraph" style:parent-style-name="Subtitle">
      <style:paragraph-properties fo:text-align="right" style:justify-single-word="false"/>
      <style:text-properties officeooo:paragraph-rsid="000b9f5d"/>
    </style:style>
    <style:style style:name="P7" style:family="paragraph" style:parent-style-name="Text_20_body">
      <style:paragraph-properties fo:text-align="right" style:justify-single-word="false"/>
      <style:text-properties officeooo:rsid="000b9f5d" officeooo:paragraph-rsid="000b9f5d"/>
    </style:style>
    <style:style style:name="P8" style:family="paragraph" style:parent-style-name="Heading_20_1">
      <style:paragraph-properties fo:break-before="page"/>
      <style:text-properties officeooo:rsid="000b9f5d" officeooo:paragraph-rsid="000b9f5d"/>
    </style:style>
    <style:style style:name="P9" style:family="paragraph" style:parent-style-name="Text_20_body">
      <style:text-properties style:font-name="Noto Sans" officeooo:rsid="000b9f5d" officeooo:paragraph-rsid="000b9f5d"/>
    </style:style>
    <style:style style:name="P10" style:family="paragraph" style:parent-style-name="Text_20_body">
      <style:text-properties style:font-name="Noto Sans" fo:font-weight="normal" officeooo:rsid="000b9f5d" officeooo:paragraph-rsid="000b9f5d" style:font-weight-asian="normal" style:font-weight-complex="normal"/>
    </style:style>
    <style:style style:name="P11" style:family="paragraph" style:parent-style-name="Heading_20_2">
      <style:text-properties officeooo:rsid="000df11d" officeooo:paragraph-rsid="000df11d"/>
    </style:style>
    <style:style style:name="P12" style:family="paragraph" style:parent-style-name="Text_20_body">
      <style:text-properties style:font-name="Noto Sans" officeooo:rsid="000df11d" officeooo:paragraph-rsid="000df11d"/>
    </style:style>
    <style:style style:name="P13" style:family="paragraph" style:parent-style-name="Text_20_body" style:list-style-name="L1">
      <style:text-properties officeooo:paragraph-rsid="000df11d"/>
    </style:style>
    <style:style style:name="P14" style:family="paragraph" style:parent-style-name="Text_20_body" style:list-style-name="L1">
      <style:text-properties style:font-name="Noto Sans" officeooo:rsid="000df11d" officeooo:paragraph-rsid="000df11d"/>
    </style:style>
    <style:style style:name="P15" style:family="paragraph" style:parent-style-name="Text_20_body">
      <style:text-properties officeooo:rsid="000e0115" officeooo:paragraph-rsid="000e0115"/>
    </style:style>
    <style:style style:name="P16" style:family="paragraph" style:parent-style-name="Text_20_body" style:list-style-name="L2">
      <style:text-properties style:font-name="Noto Sans" fo:font-weight="bold" officeooo:rsid="000e0115" officeooo:paragraph-rsid="000e0115" style:font-weight-asian="bold" style:font-weight-complex="bold"/>
    </style:style>
    <style:style style:name="P17" style:family="paragraph" style:parent-style-name="Text_20_body">
      <style:text-properties officeooo:paragraph-rsid="000b9f5d"/>
    </style:style>
    <style:style style:name="P18" style:family="paragraph" style:parent-style-name="Heading_20_2">
      <style:paragraph-properties fo:break-before="page"/>
    </style:style>
    <style:style style:name="P19" style:family="paragraph" style:parent-style-name="Text_20_body">
      <style:text-properties officeooo:rsid="000f4f59" officeooo:paragraph-rsid="000f4f59"/>
    </style:style>
    <style:style style:name="P20" style:family="paragraph" style:parent-style-name="Text_20_body">
      <style:paragraph-properties fo:text-align="center" style:justify-single-word="false"/>
      <style:text-properties officeooo:rsid="000f4f59" officeooo:paragraph-rsid="000f4f59"/>
    </style:style>
    <style:style style:name="P21" style:family="paragraph" style:parent-style-name="Text_20_body" style:list-style-name="L3">
      <style:text-properties officeooo:rsid="000f4f59" officeooo:paragraph-rsid="000f4f59"/>
    </style:style>
    <style:style style:name="P22" style:family="paragraph" style:parent-style-name="Text_20_body" style:list-style-name="L3">
      <style:text-properties officeooo:rsid="000f8157" officeooo:paragraph-rsid="000f8157"/>
    </style:style>
    <style:style style:name="P23" style:family="paragraph" style:parent-style-name="Text_20_body">
      <style:text-properties officeooo:rsid="000f8157" officeooo:paragraph-rsid="000f8157"/>
    </style:style>
    <style:style style:name="P24" style:family="paragraph" style:parent-style-name="Heading_20_1">
      <style:text-properties officeooo:rsid="000f8157" officeooo:paragraph-rsid="000f8157"/>
    </style:style>
    <style:style style:name="P25" style:family="paragraph" style:parent-style-name="Text_20_body">
      <style:text-properties officeooo:rsid="000e0115" officeooo:paragraph-rsid="000f8157"/>
    </style:style>
    <style:style style:name="P26" style:family="paragraph" style:parent-style-name="Text_20_body" style:list-style-name="L4">
      <style:paragraph-properties fo:margin-top="0in" fo:margin-bottom="0in" style:contextual-spacing="false"/>
      <style:text-properties officeooo:rsid="000f8157"/>
    </style:style>
    <style:style style:name="P27" style:family="paragraph" style:parent-style-name="Text_20_body" style:list-style-name="L4">
      <style:text-properties officeooo:rsid="000f8157"/>
    </style:style>
    <style:style style:name="P28" style:family="paragraph" style:parent-style-name="Text_20_body">
      <style:text-properties officeooo:rsid="001071f3" officeooo:paragraph-rsid="001071f3"/>
    </style:style>
    <style:style style:name="P29" style:family="paragraph" style:parent-style-name="Heading_20_1">
      <style:text-properties officeooo:rsid="001611a6" officeooo:paragraph-rsid="001611a6"/>
    </style:style>
    <style:style style:name="P30" style:family="paragraph" style:parent-style-name="Text_20_body">
      <style:text-properties officeooo:rsid="001611a6" officeooo:paragraph-rsid="001611a6"/>
    </style:style>
    <style:style style:name="P31" style:family="paragraph" style:parent-style-name="Text_20_body" style:list-style-name="L5">
      <style:paragraph-properties style:writing-mode="lr-tb" style:writing-mode-automatic="false"/>
      <style:text-properties fo:font-weight="bold" officeooo:rsid="001611a6" officeooo:paragraph-rsid="001611a6" style:font-weight-asian="bold" style:font-weight-complex="bold"/>
    </style:style>
    <style:style style:name="P32" style:family="paragraph" style:parent-style-name="Text_20_body" style:list-style-name="L6">
      <style:paragraph-properties style:writing-mode="lr-tb" style:writing-mode-automatic="false"/>
      <style:text-properties fo:font-weight="normal" officeooo:rsid="001611a6" officeooo:paragraph-rsid="001611a6" style:font-weight-asian="normal" style:font-weight-complex="normal"/>
    </style:style>
    <style:style style:name="P33" style:family="paragraph" style:parent-style-name="Text_20_body">
      <style:paragraph-properties style:writing-mode="lr-tb" style:writing-mode-automatic="false"/>
      <style:text-properties fo:font-weight="normal" officeooo:rsid="001611a6" officeooo:paragraph-rsid="001611a6" style:font-weight-asian="normal" style:font-weight-complex="normal"/>
    </style:style>
    <style:style style:name="P34" style:family="paragraph" style:parent-style-name="Heading_20_2">
      <style:text-properties officeooo:rsid="001071f3" officeooo:paragraph-rsid="001071f3"/>
    </style:style>
    <style:style style:name="P35" style:family="paragraph" style:parent-style-name="Text_20_body">
      <style:paragraph-properties fo:text-align="center" style:justify-single-word="false"/>
      <style:text-properties officeooo:rsid="001071f3" officeooo:paragraph-rsid="001071f3"/>
    </style:style>
    <style:style style:name="P36" style:family="paragraph" style:parent-style-name="Text_20_body">
      <style:paragraph-properties fo:text-align="left" style:justify-single-word="false"/>
      <style:text-properties fo:font-weight="normal" officeooo:rsid="001071f3" officeooo:paragraph-rsid="001071f3" style:font-weight-asian="normal" style:font-weight-complex="normal"/>
    </style:style>
    <style:style style:name="P37" style:family="paragraph" style:parent-style-name="Text_20_body" style:list-style-name="L7">
      <style:paragraph-properties fo:text-align="left" style:justify-single-word="false"/>
      <style:text-properties fo:font-weight="normal" officeooo:rsid="001071f3" officeooo:paragraph-rsid="001071f3" style:font-weight-asian="normal" style:font-weight-complex="normal"/>
    </style:style>
    <style:style style:name="P38" style:family="paragraph" style:parent-style-name="Text_20_body" style:list-style-name="L7">
      <style:paragraph-properties fo:text-align="left" style:justify-single-word="false" style:writing-mode="lr-tb" style:writing-mode-automatic="false"/>
      <style:text-properties fo:font-weight="normal" officeooo:rsid="001071f3" officeooo:paragraph-rsid="001071f3" style:font-weight-asian="normal" style:font-weight-complex="normal"/>
    </style:style>
    <style:style style:name="P39" style:family="paragraph" style:parent-style-name="Text_20_body">
      <style:paragraph-properties fo:text-align="left" style:justify-single-word="false" style:writing-mode="lr-tb" style:writing-mode-automatic="false"/>
      <style:text-properties fo:font-weight="normal" officeooo:rsid="00125312" officeooo:paragraph-rsid="00125312" style:font-weight-asian="normal" style:font-weight-complex="normal"/>
    </style:style>
    <style:style style:name="P40" style:family="paragraph" style:parent-style-name="Heading_20_2">
      <style:text-properties officeooo:rsid="00125312" officeooo:paragraph-rsid="00125312"/>
    </style:style>
    <style:style style:name="P41" style:family="paragraph" style:parent-style-name="Text_20_body">
      <style:text-properties officeooo:paragraph-rsid="00125312"/>
    </style:style>
    <style:style style:name="P42" style:family="paragraph" style:parent-style-name="Text_20_body">
      <style:paragraph-properties fo:text-align="center" style:justify-single-word="false"/>
      <style:text-properties officeooo:rsid="00125312" officeooo:paragraph-rsid="00125312"/>
    </style:style>
    <style:style style:name="P43" style:family="paragraph" style:parent-style-name="Text_20_body">
      <style:paragraph-properties fo:text-align="left" style:justify-single-word="false"/>
      <style:text-properties officeooo:rsid="00125312" officeooo:paragraph-rsid="00125312"/>
    </style:style>
    <style:style style:name="P44" style:family="paragraph" style:parent-style-name="Text_20_body" style:list-style-name="L8">
      <style:paragraph-properties fo:margin-top="0in" fo:margin-bottom="0in" style:contextual-spacing="false"/>
      <style:text-properties officeooo:rsid="00125312"/>
    </style:style>
    <style:style style:name="P45" style:family="paragraph" style:parent-style-name="Text_20_body" style:list-style-name="L8">
      <style:text-properties officeooo:rsid="00125312"/>
    </style:style>
    <style:style style:name="P46" style:family="paragraph" style:parent-style-name="Text_20_body">
      <style:text-properties officeooo:rsid="00125312" officeooo:paragraph-rsid="00125312"/>
    </style:style>
    <style:style style:name="P47" style:family="paragraph" style:parent-style-name="Text_20_body" style:list-style-name="L9">
      <style:text-properties officeooo:rsid="00125312" officeooo:paragraph-rsid="00125312"/>
    </style:style>
    <style:style style:name="P48" style:family="paragraph" style:parent-style-name="Heading_20_2">
      <style:text-properties officeooo:rsid="00172592" officeooo:paragraph-rsid="00172592"/>
    </style:style>
    <style:style style:name="P49" style:family="paragraph" style:parent-style-name="Text_20_body">
      <style:text-properties fo:font-weight="normal" officeooo:rsid="00172592" officeooo:paragraph-rsid="00172592" style:font-weight-asian="normal" style:font-weight-complex="normal"/>
    </style:style>
    <style:style style:name="P50" style:family="paragraph" style:parent-style-name="Text_20_body" style:list-style-name="L10">
      <style:text-properties fo:font-weight="bold" officeooo:rsid="00172592" officeooo:paragraph-rsid="00172592" style:font-weight-asian="bold" style:font-weight-complex="bold"/>
    </style:style>
    <style:style style:name="P51" style:family="paragraph" style:parent-style-name="Text_20_body" style:list-style-name="L11">
      <style:text-properties fo:font-weight="normal" officeooo:rsid="00172592" officeooo:paragraph-rsid="00172592" style:font-weight-asian="normal" style:font-weight-complex="normal"/>
    </style:style>
    <style:style style:name="P52" style:family="paragraph" style:parent-style-name="Heading_20_2">
      <style:text-properties officeooo:rsid="0017a59b" officeooo:paragraph-rsid="0017a59b"/>
    </style:style>
    <style:style style:name="P53" style:family="paragraph" style:parent-style-name="Text_20_body">
      <style:text-properties officeooo:rsid="0017a59b" officeooo:paragraph-rsid="0017a59b"/>
    </style:style>
    <style:style style:name="P54" style:family="paragraph" style:parent-style-name="Text_20_body">
      <style:text-properties officeooo:paragraph-rsid="0017a59b"/>
    </style:style>
    <style:style style:name="P55" style:family="paragraph" style:parent-style-name="Text_20_body" style:list-style-name="L12">
      <style:paragraph-properties fo:margin-top="0in" fo:margin-bottom="0in" style:contextual-spacing="false"/>
    </style:style>
    <style:style style:name="P56" style:family="paragraph" style:parent-style-name="Text_20_body" style:list-style-name="L12"/>
    <style:style style:name="P57" style:family="paragraph" style:parent-style-name="Heading_20_1">
      <style:text-properties officeooo:rsid="0017a59b" officeooo:paragraph-rsid="0017a59b"/>
    </style:style>
    <style:style style:name="P58" style:family="paragraph" style:parent-style-name="Text_20_body" style:list-style-name="L13">
      <style:text-properties officeooo:rsid="0017a59b" officeooo:paragraph-rsid="0017a59b"/>
    </style:style>
    <style:style style:name="P59" style:family="paragraph" style:parent-style-name="Text_20_body">
      <style:text-properties officeooo:rsid="0019875e" officeooo:paragraph-rsid="0019875e"/>
    </style:style>
    <style:style style:name="T1" style:family="text">
      <style:text-properties officeooo:rsid="000b9f5d"/>
    </style:style>
    <style:style style:name="T2" style:family="text">
      <style:text-properties style:text-position="super 58%" officeooo:rsid="000b9f5d"/>
    </style:style>
    <style:style style:name="T3" style:family="text">
      <style:text-properties officeooo:rsid="000f4f5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c270e"/>
    </style:style>
    <style:style style:name="T7" style:family="text">
      <style:text-properties fo:font-weight="bold" officeooo:rsid="000c270e" style:font-weight-asian="bold" style:font-weight-complex="bold"/>
    </style:style>
    <style:style style:name="T8" style:family="text">
      <style:text-properties style:font-name="Noto Sans" officeooo:rsid="000df11d"/>
    </style:style>
    <style:style style:name="T9" style:family="text">
      <style:text-properties style:font-name="Noto Sans" fo:font-weight="bold" officeooo:rsid="000df11d" style:font-weight-asian="bold" style:font-weight-complex="bold"/>
    </style:style>
    <style:style style:name="T10" style:family="text">
      <style:text-properties officeooo:rsid="000f8157"/>
    </style:style>
    <style:style style:name="T11" style:family="text">
      <style:text-properties fo:font-weight="normal" officeooo:rsid="000f8157" style:font-weight-asian="normal" style:font-weight-complex="normal"/>
    </style:style>
    <style:style style:name="T12" style:family="text">
      <style:text-properties officeooo:rsid="0017a59b"/>
    </style:style>
    <style:style style:name="T13" style:family="text">
      <style:text-properties officeooo:rsid="00125312"/>
    </style:style>
    <style:style style:name="T14" style:family="text">
      <style:text-properties fo:font-weight="bold" officeooo:rsid="00125312" style:font-weight-asian="bold" style:font-weight-complex="bold"/>
    </style:style>
    <style:style style:name="T15" style:family="text">
      <style:text-properties officeooo:rsid="0019875e"/>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429in" fo:text-indent="-0.25in" fo:margin-left="0.5429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29in" fo:text-indent="-0.25in" fo:margin-left="0.7929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29in" fo:text-indent="-0.25in" fo:margin-left="1.0429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29in" fo:text-indent="-0.25in" fo:margin-left="1.2929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29in" fo:text-indent="-0.25in" fo:margin-left="1.5429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29in" fo:text-indent="-0.25in" fo:margin-left="1.7929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29in" fo:text-indent="-0.25in" fo:margin-left="2.0429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29in" fo:text-indent="-0.25in" fo:margin-left="2.2929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29in" fo:text-indent="-0.25in" fo:margin-left="2.5429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29in" fo:text-indent="-0.25in" fo:margin-left="2.7929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CSE 4305: Computer Organization and Architecture</text:p>
      <text:p text:style-name="P2"/>
      <text:p text:style-name="P3"/>
      <text:p text:style-name="P3"/>
      <text:p text:style-name="P3"/>
      <text:p text:style-name="P3">Assignment on</text:p>
      <text:p text:style-name="P2"><text:s/>Neural Processing Units</text:p>
      <text:p text:style-name="P4"/>
      <text:p text:style-name="P4"/>
      <text:p text:style-name="P4"/>
      <text:p text:style-name="P4"/>
      <text:p text:style-name="P4"/>
      <text:p text:style-name="P4"/>
      <text:p text:style-name="P4"/>
      <text:p text:style-name="P5">Submitted by:</text:p>
      <text:p text:style-name="P6"><text:tab/><text:span text:style-name="T1">Tawfiq Ahmed Tasin (230041129)<text:line-break/>Submitted on 19</text:span><text:span text:style-name="T2">th</text:span><text:span text:style-name="T1"> April, 2026</text:span></text:p>
      <text:p text:style-name="P7"/>
      <text:h text:style-name="P8" text:outline-level="1">Introduction to Neural Networks</text:h>
      <text:p text:style-name="P9">To understand NPUs, we must first understand what a neural network <text:span text:style-name="T3">(NN)</text:span> is and what role it plays in the modern AI scene. A <text:span text:style-name="T4">neural network</text:span><text:span text:style-name="T5"> is a computing system desgined to learn patterns from data. Essentially, is the the core of fields such as </text:span><text:span text:style-name="T4">machine learning</text:span><text:span text:style-name="T5"> (ML) as they deal with predictive algorithms that learn (train) from a set of training data that is fed to it to predict the outcomes of a test data set.</text:span></text:p>
      <text:p text:style-name="P10">The word “neural” was inspired by how biological neurons connect; in practice, it is a mathematical mdel made of many small units (neurons) connected together <text:span text:style-name="T6">to form the network, where each connection has a number called a </text:span><text:span text:style-name="T7">weight</text:span><text:span text:style-name="T6">.</text:span></text:p>
      <text:h text:style-name="P11" text:outline-level="2">Basic Idea of a Neural Network</text:h>
      <text:p text:style-name="P12">At the broadest level, a neural takes in input, processes it through layers, and produces an output. The input and output can be of any form or size, for eg,</text:p>
      <text:list text:style-name="L1">
        <text:list-item>
          <text:p text:style-name="P13"><text:span text:style-name="T8">a neural network designed to </text:span><text:span text:style-name="T9">recognize images</text:span><text:span text:style-name="T8"> may take images as input and output what the image shows or is about.</text:span></text:p>
        </text:list-item>
        <text:list-item>
          <text:p text:style-name="P14">a neural network designed to predict typed text may be used for an <text:span text:style-name="T4">autocomplete tool</text:span> in mobile keyboards or search engines.</text:p>
        </text:list-item>
      </text:list>
      <text:h text:style-name="P11" text:outline-level="2">Structure of a Neural Network</text:h>
      <text:p text:style-name="P15">A simple neural network usually has 3 <text:span text:style-name="T10">types of </text:span>layers:</text:p>
      <text:list text:style-name="L2">
        <text:list-item>
          <text:p text:style-name="P16">input layer: <text:span text:style-name="T5">This is where the data enters, examples: images, audio samples etc</text:span></text:p>
        </text:list-item>
        <text:list-item>
          <text:p text:style-name="P16">hidden layer<text:span text:style-name="T10">s</text:span>: <text:span text:style-name="T5">This is where most of the processing occurs, each layer </text:span><text:span text:style-name="T11">here </text:span><text:span text:style-name="T5">takes some inputs, multiplies by them by weights, adds them up, possibly adds a bias, then passes the result through an </text:span>activation function<text:span text:style-name="T5">.</text:span></text:p>
        </text:list-item>
        <text:list-item>
          <text:p text:style-name="P16">output layer: <text:span text:style-name="T5">This gives the final result; examples: as probabilites of an image being a certain object, a number predicting house price, next word in the sentence etc </text:span></text:p>
        </text:list-item>
      </text:list>
      <text:p text:style-name="P17"/>
      <text:h text:style-name="P18" text:outline-level="2">Operation of a Neurone</text:h>
      <text:p text:style-name="P15">Neural Processing Units (NPUs) is a hardware built to run the math inside a neural network model efficiently.</text:p>
      <text:p text:style-name="P19">As discussed previosly, a neural network is made of layers of neurons. Each neuron computes the result of a function called the activation function. The general form of an activation function is:</text:p>
      <text:p text:style-name="P20"><draw:frame draw:style-name="fr1" draw:name="Object1" text:anchor-type="as-char" svg:y="-0.1528in" svg:width="2.6126in" svg:height="0.2138in" draw:z-index="0"><draw:object xlink:href="./Object 1" xlink:type="simple" xlink:show="embed" xlink:actuate="onLoad"/><draw:image xlink:href="./ObjectReplacements/Object 1" xlink:type="simple" xlink:show="embed" xlink:actuate="onLoad"/></draw:frame></text:p>
      <text:p text:style-name="P19">This means, a neuron:</text:p>
      <text:list text:style-name="L3">
        <text:list-item>
          <text:p text:style-name="P21">takes in <text:span text:style-name="T4">inputs</text:span> <text:s/><draw:frame draw:style-name="fr1" draw:name="Object2" text:anchor-type="as-char" svg:y="-0.1528in" svg:width="1.1862in" svg:height="0.2138in" draw:z-index="1"><draw:object xlink:href="./Object 2" xlink:type="simple" xlink:show="embed" xlink:actuate="onLoad"/><draw:image xlink:href="./ObjectReplacements/Object 2" xlink:type="simple" xlink:show="embed" xlink:actuate="onLoad"/></draw:frame></text:p>
        </text:list-item>
        <text:list-item>
          <text:p text:style-name="P21">multplies each input with a corresponding <text:span text:style-name="T4">weight</text:span> <draw:frame draw:style-name="fr1" draw:name="Object3" text:anchor-type="as-char" svg:y="-0.1528in" svg:width="1.272in" svg:height="0.2138in" draw:z-index="2"><draw:object xlink:href="./Object 3" xlink:type="simple" xlink:show="embed" xlink:actuate="onLoad"/><draw:image xlink:href="./ObjectReplacements/Object 3" xlink:type="simple" xlink:show="embed" xlink:actuate="onLoad"/></draw:frame></text:p>
        </text:list-item>
        <text:list-item>
          <text:p text:style-name="P21"><text:span text:style-name="T4">adds</text:span> them together <draw:frame draw:style-name="fr1" draw:name="Object4" text:anchor-type="as-char" svg:y="-0.1528in" svg:width="2.0661in" svg:height="0.2138in" draw:z-index="3"><draw:object xlink:href="./Object 4" xlink:type="simple" xlink:show="embed" xlink:actuate="onLoad"/><draw:image xlink:href="./ObjectReplacements/Object 4" xlink:type="simple" xlink:show="embed" xlink:actuate="onLoad"/></draw:frame></text:p>
        </text:list-item>
        <text:list-item>
          <text:p text:style-name="P21">adds a <text:span text:style-name="T4">bias</text:span> <draw:frame draw:style-name="fr1" draw:name="Object5" text:anchor-type="as-char" svg:y="-0.1528in" svg:width="0.2189in" svg:height="0.2016in" draw:z-index="4"><draw:object xlink:href="./Object 5" xlink:type="simple" xlink:show="embed" xlink:actuate="onLoad"/><draw:image xlink:href="./ObjectReplacements/Object 5" xlink:type="simple" xlink:show="embed" xlink:actuate="onLoad"/></draw:frame></text:p>
        </text:list-item>
        <text:list-item>
          <text:p text:style-name="P22">applies an <text:span text:style-name="T4">activation function</text:span> <draw:frame draw:style-name="fr1" draw:name="Object6" text:anchor-type="as-char" svg:y="-0.1528in" svg:width="0.3453in" svg:height="0.2016in" draw:z-index="5"><draw:object xlink:href="./Object 6" xlink:type="simple" xlink:show="embed" xlink:actuate="onLoad"/><draw:image xlink:href="./ObjectReplacements/Object 6" xlink:type="simple" xlink:show="embed" xlink:actuate="onLoad"/></draw:frame></text:p>
        </text:list-item>
      </text:list>
      <text:p text:style-name="P23">Real life NNs have millions of neurons and billions of weights and many layers. As a result, an NN consists mostly of a large number of numerical operations on an array of numbers. Those arrays are called <text:span text:style-name="T4">tensors</text:span><text:span text:style-name="T5">.</text:span></text:p>
      <text:h text:style-name="P24" text:outline-level="1">Neural Processing Units</text:h>
      <text:p text:style-name="P25">Neural Processing Units (NPUs) is a hardware built to run the math inside a neural network model efficiently. <text:span text:style-name="T11">Neural networks spend most of their time doing things like:</text:span></text:p>
      <text:list text:style-name="L4">
        <text:list-item>
          <text:p text:style-name="P26">dot products </text:p>
        </text:list-item>
        <text:list-item>
          <text:p text:style-name="P26">matrix multiplication </text:p>
        </text:list-item>
        <text:list-item>
          <text:p text:style-name="P26">convolutions </text:p>
        </text:list-item>
        <text:list-item>
          <text:p text:style-name="P26">element-wise activation </text:p>
        </text:list-item>
        <text:list-item>
          <text:p text:style-name="P26">normalization </text:p>
        </text:list-item>
        <text:list-item>
          <text:p text:style-name="P27">attention math</text:p>
        </text:list-item>
      </text:list>
      <text:p text:style-name="P28">These operations are very repitive and very parallel. An NPU accelerates the mathematical operations in a neural network by using <text:span text:style-name="T4">specialized harware</text:span>. The neural network dictates what math must be done on what input, the NPU executes the mathematical operations using the specialized hardware it is made of.</text:p>
      <text:h text:style-name="P29" text:outline-level="1"><text:soft-page-break/>Main Components of an NPU</text:h>
      <text:p text:style-name="P30">An NPU contains the following components:</text:p>
      <text:list text:style-name="L5">
        <text:list-item>
          <text:p text:style-name="P31">Compute array: <text:span text:style-name="T5">The main arithmetic engine of the NPU. It is made of many </text:span>MAC <text:span text:style-name="T5">units (discussed later), often as a systolic or tensor array.</text:span></text:p>
        </text:list-item>
        <text:list-item>
          <text:p text:style-name="P31">On-chip local memory <text:s/>/ <text:span text:style-name="T12">scratchpad</text:span>: <text:span text:style-name="T5">NNs reuse weights and activation functions heavily and thus NPUs include local SRAM buffer (similar to a CPU cache) close to the compute array. This reduce expensive accesses to the main memory</text:span></text:p>
        </text:list-item>
        <text:list-item>
          <text:p text:style-name="P31">Data movement engine: <text:span text:style-name="T5">Dedicated hardware to move tensors between DRAM annd on-chip buffers.</text:span></text:p>
        </text:list-item>
        <text:list-item>
          <text:p text:style-name="P31">Control unit: <text:span text:style-name="T5">The control units sends high level command sequences to the NPU.</text:span></text:p>
        </text:list-item>
        <text:list-item>
          <text:p text:style-name="P31">Specialized functional units: <text:span text:style-name="T5">many NPUs contain units for:</text:span></text:p>
        </text:list-item>
      </text:list>
      <text:list text:style-name="L6">
        <text:list-item>
          <text:list>
            <text:list-item>
              <text:p text:style-name="P32">activation functions such a ReLU</text:p>
            </text:list-item>
            <text:list-item>
              <text:p text:style-name="P32">pooling</text:p>
            </text:list-item>
            <text:list-item>
              <text:p text:style-name="P32">normalization</text:p>
            </text:list-item>
            <text:list-item>
              <text:p text:style-name="P32">tensore reshapre or transpose</text:p>
            </text:list-item>
          </text:list>
        </text:list-item>
      </text:list>
      <text:p text:style-name="P33"/>
      <text:h text:style-name="P34" text:outline-level="2">Example workflow in an NPU</text:h>
      <text:p text:style-name="P28">It is assumed that we have an <text:span text:style-name="T4">input vector </text:span><text:span text:style-name="T4"><draw:frame draw:style-name="fr1" draw:name="Object10" text:anchor-type="as-char" svg:y="-0.1492in" svg:width="0.1307in" svg:height="0.1854in" draw:z-index="9"><draw:object xlink:href="./Object 10" xlink:type="simple" xlink:show="embed" xlink:actuate="onLoad"/><draw:image xlink:href="./ObjectReplacements/Object 10" xlink:type="simple" xlink:show="embed" xlink:actuate="onLoad"/></draw:frame></text:span><text:s/>and a <text:span text:style-name="T4">weight matrix </text:span><text:span text:style-name="T4"><draw:frame draw:style-name="fr1" draw:name="Object11" text:anchor-type="as-char" svg:y="-0.1492in" svg:width="0.161in" svg:height="0.1854in" draw:z-index="10"><draw:object xlink:href="./Object 11" xlink:type="simple" xlink:show="embed" xlink:actuate="onLoad"/><draw:image xlink:href="./ObjectReplacements/Object 11" xlink:type="simple" xlink:show="embed" xlink:actuate="onLoad"/></draw:frame></text:span><text:span text:style-name="T5"><text:s/>and a</text:span><text:span text:style-name="T4"> bias b</text:span><text:span text:style-name="T5">. This layer of the NN computes the result</text:span></text:p>
      <text:p text:style-name="P35"><text:span text:style-name="T5"><text:s/></text:span><draw:frame draw:style-name="fr1" draw:name="Object7" text:anchor-type="as-char" svg:y="-0.1492in" svg:width="0.7193in" svg:height="0.1854in" draw:z-index="6"><draw:object xlink:href="./Object 7" xlink:type="simple" xlink:show="embed" xlink:actuate="onLoad"/><draw:image xlink:href="./ObjectReplacements/Object 7" xlink:type="simple" xlink:show="embed" xlink:actuate="onLoad"/></draw:frame><text:span text:style-name="T4"><text:s/></text:span></text:p>
      <text:p text:style-name="P36">For this neurone, the NPU:</text:p>
      <text:list text:style-name="L7">
        <text:list-item>
          <text:p text:style-name="P37">loads chunks of <draw:frame draw:style-name="fr1" draw:name="Object8" text:anchor-type="as-char" svg:y="-0.1492in" svg:width="0.1307in" svg:height="0.1854in" draw:z-index="7"><draw:object xlink:href="./Object 8" xlink:type="simple" xlink:show="embed" xlink:actuate="onLoad"/><draw:image xlink:href="./ObjectReplacements/Object 8" xlink:type="simple" xlink:show="embed" xlink:actuate="onLoad"/></draw:frame><text:s/>and <draw:frame draw:style-name="fr1" draw:name="Object9" text:anchor-type="as-char" svg:y="-0.1492in" svg:width="0.161in" svg:height="0.1854in" draw:z-index="8"><draw:object xlink:href="./Object 9" xlink:type="simple" xlink:show="embed" xlink:actuate="onLoad"/><draw:image xlink:href="./ObjectReplacements/Object 9" xlink:type="simple" xlink:show="embed" xlink:actuate="onLoad"/></draw:frame><text:s/></text:p>
        </text:list-item>
        <text:list-item>
          <text:p text:style-name="P38">sends to to many <text:span text:style-name="T4">multiply-accumulate </text:span>units</text:p>
        </text:list-item>
        <text:list-item>
          <text:p text:style-name="P38">accumulate partial sums</text:p>
        </text:list-item>
        <text:list-item>
          <text:p text:style-name="P38">add bias</text:p>
        </text:list-item>
        <text:list-item>
          <text:p text:style-name="P38">store the output for the next layer</text:p>
        </text:list-item>
      </text:list>
      <text:p text:style-name="P39">So the NPU is a machine for turning neural-network layers into fast tensor mathematics.</text:p>
      <text:h text:style-name="P40" text:outline-level="2"><text:soft-page-break/>Multiply Accumulate Operations</text:h>
      <text:p text:style-name="P41">Multiply Accumulate <text:span text:style-name="T13">(</text:span><text:span text:style-name="T14">MAC</text:span><text:span text:style-name="T13">)</text:span> Operations <text:span text:style-name="T13">are:</text:span></text:p>
      <text:p text:style-name="P42"><draw:frame draw:style-name="fr1" draw:name="Object12" text:anchor-type="as-char" svg:y="-0.1528in" svg:width="0.8598in" svg:height="0.2016in" draw:z-index="11"><draw:object xlink:href="./Object 12" xlink:type="simple" xlink:show="embed" xlink:actuate="onLoad"/><draw:image xlink:href="./ObjectReplacements/Object 12" xlink:type="simple" xlink:show="embed" xlink:actuate="onLoad"/></draw:frame><text:s/></text:p>
      <text:p text:style-name="P43">MAC operations are the heart of most NNs. In a neuron, we multiply inputs by weights and add them </text:p>
      <text:list text:style-name="L8">
        <text:list-item>
          <text:p text:style-name="P44">in matrix multiplication, each output value is built from many MACs </text:p>
        </text:list-item>
        <text:list-item>
          <text:p text:style-name="P44">in convolution, each output pixel is built from many MACs </text:p>
        </text:list-item>
        <text:list-item>
          <text:p text:style-name="P45">in transformers, linear layers and attention involve lots of MACs too </text:p>
        </text:list-item>
      </text:list>
      <text:p text:style-name="P46">NPUs are designed to perform MAC operations quickly and efficiently by:</text:p>
      <text:list text:style-name="L9">
        <text:list-item>
          <text:p text:style-name="P47">using matrix engines or systolic arrays for matrix multiplications</text:p>
        </text:list-item>
        <text:list-item>
          <text:p text:style-name="P47">keep intermediate values on-chip as much as possible</text:p>
        </text:list-item>
        <text:list-item>
          <text:p text:style-name="P47">reuse filter weights efficiently</text:p>
        </text:list-item>
        <text:list-item>
          <text:p text:style-name="P47">reuse filter weights effici</text:p>
        </text:list-item>
        <text:list-item>
          <text:p text:style-name="P47">compute many output positions at once</text:p>
        </text:list-item>
      </text:list>
      <text:h text:style-name="P48" text:outline-level="2">Datapath of an NPU</text:h>
      <text:p text:style-name="P30">A RISC-V CPU is <text:span text:style-name="T4">general-pupose</text:span><text:span text:style-name="T5">, in the sense that must handle arithmetic operations, branches, loads/stores, function calls etc. In contrast, the NPU is </text:span><text:span text:style-name="T4">highly specialized </text:span><text:span text:style-name="T5">and </text:span><text:span text:style-name="T4">domain-specific</text:span><text:span text:style-name="T5">, in the sense that it is designed mainly for NN operations.</text:span></text:p>
      <text:p text:style-name="P49">The pipeline model of the RISC-V CPU is<text:span text:style-name="T4"> instruction driven</text:span> and is divided into 5 stages:</text:p>
      <text:list text:style-name="L10">
        <text:list-item>
          <text:p text:style-name="P50">Instruction Fetch (IF)</text:p>
        </text:list-item>
        <text:list-item>
          <text:p text:style-name="P50">Instruction Decode (ID)</text:p>
        </text:list-item>
        <text:list-item>
          <text:p text:style-name="P50">Execution (EX)</text:p>
        </text:list-item>
        <text:list-item>
          <text:p text:style-name="P50">Memory (MEM)</text:p>
        </text:list-item>
        <text:list-item>
          <text:p text:style-name="P50">Write Back (WB)</text:p>
        </text:list-item>
      </text:list>
      <text:p text:style-name="P49">In each cycle, new instructions move through the pipeline. Hazards such as data hazards, control hazards and structural haazards must be handled using forwarding, stalling, branch prediction and instruction rescheduling.</text:p>
      <text:p text:style-name="P49"/>
      <text:p text:style-name="P49"><text:soft-page-break/>In contrast, in an NPU, the execution is more <text:span text:style-name="T4">operation-driven</text:span>. Instead of a large stream of instructions, the control logic in the NPU launches large tensor operations such as matrix multiplications. So the NPU datapath does not need complex branch handling or forwarding logic like the CPU.</text:p>
      <text:p text:style-name="P49">Therefore the datapath of an NPU is very different from that of a CPU:</text:p>
      <text:list text:style-name="L11">
        <text:list-item>
          <text:p text:style-name="P51">tensor buffers</text:p>
        </text:list-item>
        <text:list-item>
          <text:p text:style-name="P51">MAC arrays</text:p>
        </text:list-item>
        <text:list-item>
          <text:p text:style-name="P51">tensor routing network (through the data movement engine)</text:p>
        </text:list-item>
        <text:list-item>
          <text:p text:style-name="P51">local SRAM</text:p>
        </text:list-item>
        <text:list-item>
          <text:p text:style-name="P51">load/store engines for blocks of data</text:p>
        </text:list-item>
      </text:list>
      <text:h text:style-name="P52" text:outline-level="2">Parallelism in an NPU</text:h>
      <text:p text:style-name="P53">A basic pipelined RISC-V CPU improves performance mainly through <text:span text:style-name="Strong_20_Emphasis">instruction-level parallelism</text:span> by overlapping stages of different instructions. A superscalar CPU goes further by issuing multiple instructions per cycle, but still within the framework of general-purpose instruction execution.</text:p>
      <text:p text:style-name="P54"><text:span text:style-name="T12">In contrast, a</text:span>n NPU exploits <text:span text:style-name="Strong_20_Emphasis">data-level parallelism</text:span> and <text:span text:style-name="Strong_20_Emphasis">tensor-level parallelism</text:span>. It computes many products and sums simultaneously across vectors and matrices. </text:p>
      <text:h text:style-name="P52" text:outline-level="2">Hazards in an NPU</text:h>
      <text:p text:style-name="P54">In an NPU, traditional instruction hazards are much less central. The main concern is more about:</text:p>
      <text:list text:style-name="L12">
        <text:list-item>
          <text:p text:style-name="P55">keeping data available to the compute array </text:p>
        </text:list-item>
        <text:list-item>
          <text:p text:style-name="P55">scheduling memory transfers </text:p>
        </text:list-item>
        <text:list-item>
          <text:p text:style-name="P55">tiling tensors </text:p>
        </text:list-item>
        <text:list-item>
          <text:p text:style-name="P56">avoiding stalls due to memory bandwidth limits </text:p>
        </text:list-item>
      </text:list>
      <text:p text:style-name="Text_20_body">So, instead of branch misprediction and forwarding logic, the NPU designer worries more about <text:span text:style-name="Strong_20_Emphasis">dataflow scheduling and memory reuse</text:span>.</text:p>
      <text:p text:style-name="P54"/>
      <text:p text:style-name="P54"/>
      <text:p text:style-name="P54"/>
      <text:h text:style-name="P57" text:outline-level="1"><text:soft-page-break/>Conclusion</text:h>
      <text:p text:style-name="P53">From a macro perspective, both the NPU and the RISC-V CPU have similarities like</text:p>
      <text:list text:style-name="L13">
        <text:list-item>
          <text:p text:style-name="P58">a control path</text:p>
        </text:list-item>
        <text:list-item>
          <text:p text:style-name="P58">a datapath</text:p>
        </text:list-item>
        <text:list-item>
          <text:p text:style-name="P58">movement of data between memory (cache/scratchpad) to compute units (<text:span text:style-name="T15">ALU/Compute Array</text:span>)</text:p>
        </text:list-item>
      </text:list>
      <text:p text:style-name="P59">However, a deeper look inside each of them reveals their vast physical and functional differences. The CPU and NPU differ mainly in design philosophy: the CPU is flexible, general-pupose and instruction-driven whereas the NPU is a specialized accelerator whose datapath is built around MAC operations, local tensor buffers and high-throughput dataflow for matrix and convulotion operations.</text:p>
      <text:p text:style-name="P59">The simple mathematical hardware of a CPU would mean slow down NNs if they were to be run on the CPU in absence of an NPU; similarly, the highly specialized compute array would mean that an NPU is unable to carry out the highly-variant, general purpose instructions that the CPU executes. Thus the NPU and CPU are designed to accomplish completely different types of workloa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ans" fo:font-family="'Noto Sans'" style:font-family-generic="swiss" style:font-pitch="variable" officeooo:rsid="000df11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9T10:46:12.857260104</meta:creation-date>
    <dc:date>2026-04-19T12:55:35.753944539</dc:date>
    <meta:editing-duration>PT12M57S</meta:editing-duration>
    <meta:editing-cycles>4</meta:editing-cycles>
    <meta:generator>LibreOffice/26.2.2.2$Linux_X86_64 LibreOffice_project/620$Build-2</meta:generator>
    <meta:document-statistic meta:table-count="0" meta:image-count="0" meta:object-count="12" meta:page-count="7" meta:paragraph-count="104" meta:word-count="1315" meta:character-count="7928" meta:non-whitespace-character-count="6737"/>
  </office:meta>
</office:document-meta>
</file>

<file path=Object 1/content.xml><?xml version="1.0" encoding="utf-8"?>
<math xmlns="http://www.w3.org/1998/Math/MathML" display="block">
  <semantics>
    <mrow>
      <mrow>
        <mi>y</mi>
        <mo stretchy="false">=</mo>
        <mi>f</mi>
      </mrow>
      <mrow>
        <mo fence="true" form="prefix" stretchy="false">(</mo>
        <mrow>
          <mrow>
            <msub>
              <mi>w</mi>
              <mn>1</mn>
            </msub>
            <mrow>
              <msub>
                <mi>x</mi>
                <mn>1</mn>
              </msub>
              <mo stretchy="false">+</mo>
              <msub>
                <mi>w</mi>
                <mn>2</mn>
              </msub>
            </mrow>
            <mrow>
              <msub>
                <mi>x</mi>
                <mn>2</mn>
              </msub>
              <mo stretchy="false">+</mo>
              <msub>
                <mi>w</mi>
                <mn>3</mn>
              </msub>
            </mrow>
            <mrow>
              <msub>
                <mi>x</mi>
                <mn>3</mn>
              </msub>
              <mo stretchy="false">+</mo>
              <mn>...</mn>
              <mo stretchy="false">+</mo>
              <msub>
                <mi>w</mi>
                <mi>n</mi>
              </msub>
            </mrow>
            <mrow>
              <msub>
                <mi>x</mi>
                <mi>n</mi>
              </msub>
              <mo stretchy="false">+</mo>
              <mi>b</mi>
            </mrow>
          </mrow>
        </mrow>
        <mo fence="true" form="postfix" stretchy="false">)</mo>
      </mrow>
    </mrow>
    <annotation encoding="StarMath 5.0">y = f( w_{1}x_{1} + w_{2}x_{2} + w_{3}x_{3} + ... + w_{n}x_{n} + b) </annotation>
  </semantics>
</math>
</file>

<file path=Object 10/content.xml><?xml version="1.0" encoding="utf-8"?>
<math xmlns="http://www.w3.org/1998/Math/MathML" display="block">
  <semantics>
    <mi>X</mi>
    <annotation encoding="StarMath 5.0">X</annotation>
  </semantics>
</math>
</file>

<file path=Object 11/content.xml><?xml version="1.0" encoding="utf-8"?>
<math xmlns="http://www.w3.org/1998/Math/MathML" display="block">
  <semantics>
    <mi>W</mi>
    <annotation encoding="StarMath 5.0">W</annotation>
  </semantics>
</math>
</file>

<file path=Object 12/content.xml><?xml version="1.0" encoding="utf-8"?>
<math xmlns="http://www.w3.org/1998/Math/MathML" display="block">
  <semantics>
    <mrow>
      <mi>a</mi>
      <mo stretchy="false">=</mo>
      <mrow>
        <mi>a</mi>
        <mo stretchy="false">+</mo>
        <mrow>
          <mo fence="true" form="prefix" stretchy="false">(</mo>
          <mrow>
            <mrow>
              <mi>b</mi>
              <mi>x</mi>
              <mi>c</mi>
            </mrow>
          </mrow>
          <mo fence="true" form="postfix" stretchy="false">)</mo>
        </mrow>
      </mrow>
    </mrow>
    <annotation encoding="StarMath 5.0">a = a + (b x c)</annotation>
  </semantics>
</math>
</file>

<file path=Object 2/content.xml><?xml version="1.0" encoding="utf-8"?>
<math xmlns="http://www.w3.org/1998/Math/MathML" display="block">
  <semantics>
    <mrow>
      <mo fence="true" form="prefix" stretchy="false">(</mo>
      <mrow>
        <mrow>
          <msub>
            <mi>x</mi>
            <mn>1</mn>
          </msub>
          <mi>,</mi>
          <msub>
            <mi>x</mi>
            <mn>2</mn>
          </msub>
          <mi>,</mi>
          <msub>
            <mi>x</mi>
            <mn>3</mn>
          </msub>
          <mi>,</mi>
          <mn>....</mn>
          <mi>,</mi>
          <msub>
            <mi>x</mi>
            <mi>n</mi>
          </msub>
        </mrow>
      </mrow>
      <mo fence="true" form="postfix" stretchy="false">)</mo>
    </mrow>
    <annotation encoding="StarMath 5.0">(x_{1} , x_{2} , x_{3} , .... , x_{n})</annotation>
  </semantics>
</math>
</file>

<file path=Object 3/content.xml><?xml version="1.0" encoding="utf-8"?>
<math xmlns="http://www.w3.org/1998/Math/MathML" display="block">
  <semantics>
    <mrow>
      <mo fence="true" form="prefix" stretchy="false">(</mo>
      <mrow>
        <mrow>
          <msub>
            <mi>w</mi>
            <mn>1</mn>
          </msub>
          <mi>,</mi>
          <msub>
            <mi>w</mi>
            <mn>2</mn>
          </msub>
          <mi>,</mi>
          <msub>
            <mi>w</mi>
            <mn>3</mn>
          </msub>
          <mi>,</mi>
          <mn>...</mn>
          <mi>,</mi>
          <msub>
            <mi>w</mi>
            <mi>n</mi>
          </msub>
        </mrow>
      </mrow>
      <mo fence="true" form="postfix" stretchy="false">)</mo>
    </mrow>
    <annotation encoding="StarMath 5.0">(w_{1}, w_{2}, w_{3}, ... , w_{n})</annotation>
  </semantics>
</math>
</file>

<file path=Object 4/content.xml><?xml version="1.0" encoding="utf-8"?>
<math xmlns="http://www.w3.org/1998/Math/MathML" display="block">
  <semantics>
    <mrow>
      <mo fence="true" form="prefix" stretchy="false">(</mo>
      <mrow>
        <mrow>
          <msub>
            <mi>w</mi>
            <mn>1</mn>
          </msub>
          <mrow>
            <msub>
              <mi>x</mi>
              <mn>1</mn>
            </msub>
            <mo stretchy="false">+</mo>
            <msub>
              <mi>w</mi>
              <mn>2</mn>
            </msub>
          </mrow>
          <mrow>
            <msub>
              <mi>x</mi>
              <mn>2</mn>
            </msub>
            <mo stretchy="false">+</mo>
            <msub>
              <mi>w</mi>
              <mn>3</mn>
            </msub>
          </mrow>
          <mrow>
            <msub>
              <mi>x</mi>
              <mn>3</mn>
            </msub>
            <mo stretchy="false">+</mo>
            <mn>...</mn>
            <mo stretchy="false">+</mo>
            <msub>
              <mi>w</mi>
              <mi>n</mi>
            </msub>
          </mrow>
          <msub>
            <mi>x</mi>
            <mi>n</mi>
          </msub>
        </mrow>
      </mrow>
      <mo fence="true" form="postfix" stretchy="false">)</mo>
    </mrow>
    <annotation encoding="StarMath 5.0">(w_{1}x_{1} + w_{2}x_{2} + w_{3}x_{3} + ... + w_{n}x_{n})</annotation>
  </semantics>
</math>
</file>

<file path=Object 5/content.xml><?xml version="1.0" encoding="utf-8"?>
<math xmlns="http://www.w3.org/1998/Math/MathML" display="block">
  <semantics>
    <mrow>
      <mo fence="true" form="prefix" stretchy="false">(</mo>
      <mrow>
        <mi>b</mi>
      </mrow>
      <mo fence="true" form="postfix" stretchy="false">)</mo>
    </mrow>
    <annotation encoding="StarMath 5.0">(b)</annotation>
  </semantics>
</math>
</file>

<file path=Object 6/content.xml><?xml version="1.0" encoding="utf-8"?>
<math xmlns="http://www.w3.org/1998/Math/MathML" display="block">
  <semantics>
    <mrow>
      <mo fence="true" form="prefix" stretchy="false">(</mo>
      <mrow>
        <mrow>
          <mi>f</mi>
          <mrow>
            <mo fence="true" form="prefix" stretchy="false">(</mo>
            <mrow/>
            <mo fence="true" form="postfix" stretchy="false">)</mo>
          </mrow>
        </mrow>
      </mrow>
      <mo fence="true" form="postfix" stretchy="false">)</mo>
    </mrow>
    <annotation encoding="StarMath 5.0">( f() )</annotation>
  </semantics>
</math>
</file>

<file path=Object 7/content.xml><?xml version="1.0" encoding="utf-8"?>
<math xmlns="http://www.w3.org/1998/Math/MathML" display="block">
  <semantics>
    <mrow>
      <mi>Y</mi>
      <mo stretchy="false">=</mo>
      <mrow>
        <mi mathvariant="italic">WX</mi>
        <mo stretchy="false">+</mo>
        <mi>b</mi>
      </mrow>
    </mrow>
    <annotation encoding="StarMath 5.0">Y = WX + b</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W</mi>
    <annotation encoding="StarMath 5.0">W</annotation>
  </semantics>
</math>
</file>